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AttributeGroupImpl.isR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init( QName name , String targetNamespace , boolean chameleon , String formDefault , boolean redefinition , XmlObject x , SchemaAnnotation a , Object user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AttributeGroup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Group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SchemaAttributeGroupImpl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Group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For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SchemaAttributeGroupImpl( SchemaContainer container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AttributeGroup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AttributeGroup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AttributeGroup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